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hatch" draw:fill-color="#ffffff" draw:fill-gradient-name="Gradient_20_1" draw:fill-hatch-name="Black_20_45_20_Degrees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hatch" draw:fill-color="#ffffff" draw:fill-hatch-name="Black_20_-45_20_Degrees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hatch" draw:fill-color="#ffffff" draw:fill-hatch-name="Black_20_45_20_Degrees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8cm" svg:y1="3.1cm" svg:x2="7.75cm" svg:y2="4.1cm">
          <text:p/>
        </draw:line>
        <draw:frame draw:style-name="gr2" draw:text-style-name="P2" draw:layer="layout" svg:width="3.398cm" svg:height="0.725cm" svg:x="9.302cm" svg:y="2.15cm">
          <draw:text-box>
            <text:p text:style-name="P2">Java-Exception</text:p>
          </draw:text-box>
        </draw:frame>
        <draw:line draw:style-name="gr1" draw:text-style-name="P1" draw:layer="layout" svg:x1="11.25cm" svg:y1="3.1cm" svg:x2="14.6cm" svg:y2="4.1cm">
          <text:p/>
        </draw:line>
        <draw:frame draw:style-name="gr2" draw:text-style-name="P2" draw:layer="layout" svg:width="2.907cm" svg:height="0.725cm" svg:x="6.15cm" svg:y="4.1cm">
          <draw:text-box>
            <text:p text:style-name="P2">synchronous</text:p>
          </draw:text-box>
        </draw:frame>
        <draw:frame draw:style-name="gr2" draw:text-style-name="P2" draw:layer="layout" svg:width="3.144cm" svg:height="0.725cm" svg:x="13.051cm" svg:y="4.101cm">
          <draw:text-box>
            <text:p text:style-name="P2">asynchronous</text:p>
          </draw:text-box>
        </draw:frame>
        <draw:frame draw:style-name="gr2" draw:text-style-name="P3" draw:layer="layout" svg:width="4.32cm" svg:height="0.887cm" svg:x="6.151cm" svg:y="4.701cm">
          <draw:text-box>
            <text:p text:style-name="P3"><text:span text:style-name="T1">by evaluation of an expression</text:span></text:p>
            <text:p text:style-name="P3"><text:span text:style-name="T1">e.g.: assignment, throw</text:span></text:p>
          </draw:text-box>
        </draw:frame>
        <draw:frame draw:style-name="gr2" draw:text-style-name="P3" draw:layer="layout" svg:width="4.642cm" svg:height="1.205cm" svg:x="13.051cm" svg:y="4.702cm">
          <draw:text-box>
            <text:p text:style-name="P3"><text:span text:style-name="T1">non deterministic</text:span></text:p>
            <text:p text:style-name="P3"><text:span text:style-name="T1">always unchecked</text:span></text:p>
            <text:p text:style-name="P3"><text:span text:style-name="T1">by errors in the VM, thread death</text:span></text:p>
          </draw:text-box>
        </draw:frame>
        <draw:line draw:style-name="gr1" draw:text-style-name="P1" draw:layer="layout" svg:x1="4.6cm" svg:y1="6.8cm" svg:x2="7.45cm" svg:y2="5.7cm">
          <text:p/>
        </draw:line>
        <draw:line draw:style-name="gr1" draw:text-style-name="P1" draw:layer="layout" svg:x1="10.8cm" svg:y1="6.85cm" svg:x2="8cm" svg:y2="5.7cm">
          <text:p/>
        </draw:line>
        <draw:frame draw:style-name="gr2" draw:text-style-name="P2" draw:layer="layout" svg:width="2.085cm" svg:height="0.725cm" svg:x="3.451cm" svg:y="6.8cm">
          <draw:text-box>
            <text:p text:style-name="P2">checked</text:p>
          </draw:text-box>
        </draw:frame>
        <draw:frame draw:style-name="gr2" draw:text-style-name="P3" draw:layer="layout" svg:width="3.791cm" svg:height="0.887cm" svg:x="3.452cm" svg:y="7.401cm">
          <draw:text-box>
            <text:p text:style-name="P3"><text:span text:style-name="T1">compiler checks if handler</text:span></text:p>
            <text:p text:style-name="P3"><text:span text:style-name="T1">is present</text:span></text:p>
          </draw:text-box>
        </draw:frame>
        <draw:frame draw:style-name="gr2" draw:text-style-name="P2" draw:layer="layout" svg:width="2.559cm" svg:height="0.725cm" svg:x="9.752cm" svg:y="6.8cm">
          <draw:text-box>
            <text:p text:style-name="P2">unchecked</text:p>
          </draw:text-box>
        </draw:frame>
        <draw:frame draw:style-name="gr2" draw:text-style-name="P3" draw:layer="layout" svg:width="3.478cm" svg:height="0.887cm" svg:x="9.753cm" svg:y="7.401cm">
          <draw:text-box>
            <text:p text:style-name="P3"><text:span text:style-name="T1">handler may be present</text:span></text:p>
            <text:p text:style-name="P3"><text:span text:style-name="T1">or not</text:span></text:p>
          </draw:text-box>
        </draw:frame>
        <draw:line draw:style-name="gr1" draw:text-style-name="P1" draw:layer="layout" svg:x1="2.7cm" svg:y1="9.5cm" svg:x2="4.15cm" svg:y2="8.4cm">
          <text:p/>
        </draw:line>
        <draw:line draw:style-name="gr1" draw:text-style-name="P1" draw:layer="layout" svg:x1="6cm" svg:y1="9.55cm" svg:x2="4.7cm" svg:y2="8.4cm">
          <text:p/>
        </draw:line>
        <draw:frame draw:style-name="gr3" draw:text-style-name="P2" draw:layer="layout" svg:width="2.657cm" svg:height="0.725cm" svg:x="1.451cm" svg:y="9.5cm">
          <draw:text-box>
            <text:p text:style-name="P2">pre-defined</text:p>
          </draw:text-box>
        </draw:frame>
        <draw:frame draw:style-name="gr2" draw:text-style-name="P3" draw:layer="layout" svg:width="2.678cm" svg:height="0.569cm" svg:x="1.452cm" svg:y="10.101cm">
          <draw:text-box>
            <text:p text:style-name="P3"><text:span text:style-name="T1">e.g.: IOException</text:span></text:p>
          </draw:text-box>
        </draw:frame>
        <draw:frame draw:style-name="gr4" draw:text-style-name="P2" draw:layer="layout" svg:width="2.868cm" svg:height="0.725cm" svg:x="4.852cm" svg:y="9.5cm">
          <draw:text-box>
            <text:p text:style-name="P2">user-defined</text:p>
          </draw:text-box>
        </draw:frame>
        <draw:frame draw:style-name="gr2" draw:text-style-name="P3" draw:layer="layout" svg:width="2.75cm" svg:height="0.569cm" svg:x="4.853cm" svg:y="10.101cm">
          <draw:text-box>
            <text:p text:style-name="P3"><text:span text:style-name="T1">e.g.: MyException</text:span></text:p>
          </draw:text-box>
        </draw:frame>
        <draw:line draw:style-name="gr1" draw:text-style-name="P1" draw:layer="layout" svg:x1="9.301cm" svg:y1="9.5cm" svg:x2="10.751cm" svg:y2="8.4cm">
          <text:p/>
        </draw:line>
        <draw:line draw:style-name="gr1" draw:text-style-name="P1" draw:layer="layout" svg:x1="12.601cm" svg:y1="9.55cm" svg:x2="11.301cm" svg:y2="8.4cm">
          <text:p/>
        </draw:line>
        <draw:frame draw:style-name="gr5" draw:text-style-name="P2" draw:layer="layout" svg:width="2.657cm" svg:height="0.725cm" svg:x="8.052cm" svg:y="9.5cm">
          <draw:text-box>
            <text:p text:style-name="P2">pre-defined</text:p>
          </draw:text-box>
        </draw:frame>
        <draw:frame draw:style-name="gr2" draw:text-style-name="P3" draw:layer="layout" svg:width="3.673cm" svg:height="0.569cm" svg:x="8.053cm" svg:y="10.101cm">
          <draw:text-box>
            <text:p text:style-name="P3"><text:span text:style-name="T1">e.g.: ClassCastException</text:span></text:p>
          </draw:text-box>
        </draw:frame>
        <draw:frame draw:style-name="gr4" draw:text-style-name="P2" draw:layer="layout" svg:width="2.868cm" svg:height="0.725cm" svg:x="11.453cm" svg:y="9.5cm">
          <draw:text-box>
            <text:p text:style-name="P2">user-defined</text:p>
          </draw:text-box>
        </draw:frame>
        <draw:frame draw:style-name="gr2" draw:text-style-name="P3" draw:layer="layout" svg:width="2.136cm" svg:height="0.569cm" svg:x="11.454cm" svg:y="10.101cm">
          <draw:text-box>
            <text:p text:style-name="P3"><text:span text:style-name="T1">e.g.: MyError</text:span></text:p>
          </draw:text-box>
        </draw:frame>
        <draw:frame draw:style-name="gr5" draw:text-style-name="P2" draw:layer="layout" svg:width="2.657cm" svg:height="0.725cm" svg:x="15.443cm" svg:y="7.25cm">
          <draw:text-box>
            <text:p text:style-name="P2">pre-defined</text:p>
          </draw:text-box>
        </draw:frame>
        <draw:frame draw:style-name="gr2" draw:text-style-name="P3" draw:layer="layout" svg:width="4.32cm" svg:height="0.887cm" svg:x="15.251cm" svg:y="7.902cm">
          <draw:text-box>
            <text:p text:style-name="P3"><text:span text:style-name="T1">by evaluation of an expression</text:span></text:p>
            <text:p text:style-name="P3"><text:span text:style-name="T1">e.g.: assignment, throw</text:span></text:p>
          </draw:text-box>
        </draw:frame>
        <draw:frame draw:style-name="gr5" draw:text-style-name="P2" draw:layer="layout" svg:width="2.868cm" svg:height="0.725cm" svg:x="15.443cm" svg:y="9.051cm">
          <draw:text-box>
            <text:p text:style-name="P2">user-defined</text:p>
          </draw:text-box>
        </draw:frame>
        <draw:frame draw:style-name="gr2" draw:text-style-name="P3" draw:layer="layout" svg:width="2.161cm" svg:height="0.569cm" svg:x="15.251cm" svg:y="9.703cm">
          <draw:text-box>
            <text:p text:style-name="P3"><text:span text:style-name="T1">only by thr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11-11T18:56:49.80</meta:creation-date>
    <dc:date>2014-06-26T13:43:23.42</dc:date>
    <dc:creator>Urs Graf</dc:creator>
    <meta:editing-duration>PT29M57S</meta:editing-duration>
    <meta:editing-cycles>5</meta:editing-cycles>
    <meta:generator>LibreOffice/3.4$Win32 LibreOffice_project/340m1$Build-103</meta:generator>
    <meta:document-statistic meta:object-count="29"/>
  </office:meta>
</office:document-meta>
</file>